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lformedByteSequenceException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lformedByteSequenceException.MalformedByteSequenceException( MessageFormatter formatter , Locale locale , String domain , String key , Object [ ]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lformedByteSequenceException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lformedByteSequenceException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lformedByteSequenceException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